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00000014500000147DE38399D57D69D1C.png" manifest:media-type="image/png"/>
  <manifest:file-entry manifest:full-path="Pictures/20000002000000F4000000F54FBCB966C07FA0C6.eps" manifest:media-type="image/x-eps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ubik Black" svg:font-family="'Rubik Black'" style:font-pitch="variable"/>
    <style:font-face style:name="Rubik Medium" svg:font-family="'Rubik Medium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7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433535" style:font-name="Rubik Black" fo:font-size="66pt" style:font-size-asian="54pt" style:font-size-complex="54pt"/>
    </style:style>
    <style:style style:name="P2" style:family="paragraph">
      <loext:graphic-properties draw:fill="none" draw:fill-color="#ffffff"/>
      <style:text-properties fo:color="#433535" style:font-name="Rubik Black" fo:font-size="66pt" style:font-size-asian="54pt" style:font-size-complex="54pt"/>
    </style:style>
    <style:style style:name="P3" style:family="paragraph">
      <style:paragraph-properties fo:text-align="center"/>
    </style:style>
    <style:style style:name="T1" style:family="text">
      <style:text-properties fo:color="#433535" style:font-name="Rubik Black" style:font-size-asian="54pt" style:font-size-complex="54pt"/>
    </style:style>
    <style:style style:name="T2" style:family="text">
      <style:text-properties fo:color="#433535" style:font-name="Rubik Medium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605cm" svg:height="3.011cm" svg:x="5.699cm" svg:y="2.016cm">
          <draw:text-box>
            <text:p text:style-name="P1"><text:span text:style-name="T1">Yeti</text:span><text:span text:style-name="T2">CAN-FD</text:span></text:p>
          </draw:text-box>
        </draw:frame>
        <draw:frame draw:style-name="gr2" draw:text-style-name="P3" draw:layer="layout" svg:width="3.81cm" svg:height="3.825cm" svg:x="1.381cm" svg:y="1.493cm">
          <draw:image xlink:href="Pictures/20000002000000F4000000F54FBCB966C07FA0C6.eps" xlink:type="simple" xlink:show="embed" xlink:actuate="onLoad" loext:mime-type="image/x-svm">
            <text:p/>
          </draw:image>
          <draw:image xlink:href="Pictures/100002000000014500000147DE38399D57D69D1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ubik Black" svg:font-family="'Rubik Black'" style:font-pitch="variable"/>
    <style:font-face style:name="Rubik Medium" svg:font-family="'Rubik Medium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22T00:24:38.601661573</dc:date>
    <meta:editing-duration>PT5M45S</meta:editing-duration>
    <meta:editing-cycles>1</meta:editing-cycles>
    <meta:document-statistic meta:object-count="2"/>
    <meta:generator>LibreOffice/6.3.3.2.0$Linux_X86_64 LibreOffice_project/30$Build-2</meta:generator>
  </office:meta>
</office:document-meta>
</file>